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fill="solid" draw:fill-color="#eb613d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e6e6e6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9" style:family="graphic" style:parent-style-name="standard">
      <style:graphic-properties svg:stroke-color="#ff420e"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8.907cm" svg:x="1.7cm" svg:y="10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3.411cm" svg:x="1.6cm" svg:y="2.545cm">
          <text:p text:style-name="P1">Kafka-Broker</text:p>
          <draw:enhanced-geometry svg:viewBox="0 0 21600 21600" draw:type="rectangle" draw:enhanced-path="M 0 0 L 21600 0 21600 21600 0 21600 0 0 Z N"/>
        </draw:custom-shape>
        <draw:frame draw:style-name="gr3" draw:layer="layout" svg:width="6.662cm" svg:height="2.387cm" svg:x="8.3cm" svg:y="3.2cm">
          <draw:text-box>
            <text:p>172.19.103.231:9092 </text:p>
            <text:p>172.19.103.232:9092 </text:p>
            <text:p>172.19.103.233:9092</text:p>
          </draw:text-box>
        </draw:frame>
        <draw:custom-shape draw:style-name="gr4" draw:text-style-name="P2" draw:layer="layout" svg:width="17.5cm" svg:height="1.467cm" svg:x="1.7cm" svg:y="8.763cm">
          <svg:title>Consumer App</svg:title>
          <text:p text:style-name="P2">Consumer App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136cm" svg:height="1.199cm" svg:x="8.064cm" svg:y="8.9cm">
          <draw:text-box>
            <text:p><text:span text:style-name="T1">lcisetl1b@hdpmdbdv2</text:span></text:p>
            <text:p><text:span text:style-name="T1">/cisapp/cisetl_apps1/lcisetl1b/workspace/TGW_MSISDN</text:span></text:p>
          </draw:text-box>
        </draw:frame>
        <draw:line draw:style-name="gr5" draw:text-style-name="P1" draw:layer="layout" svg:x1="5.1cm" svg:y1="5.8cm" svg:x2="5.1cm" svg:y2="8.9cm">
          <text:p/>
        </draw:line>
        <draw:custom-shape draw:style-name="gr6" draw:text-style-name="P1" draw:layer="layout" svg:width="5.2cm" svg:height="2.4cm" svg:x="2.8cm" svg:y="10.9cm"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3.3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5.7cm">
          <text:p text:style-name="P1">Loader</text:p>
          <draw:enhanced-geometry svg:viewBox="0 0 21600 21600" draw:type="rectangle" draw:enhanced-path="M 0 0 L 21600 0 21600 21600 0 21600 0 0 Z N"/>
        </draw:custom-shape>
        <draw:frame draw:style-name="gr3" draw:layer="layout" svg:width="9.21cm" svg:height="0.963cm" svg:x="8.99cm" svg:y="11.637cm">
          <draw:text-box>
            <text:p>Get Data json data from broker</text:p>
          </draw:text-box>
        </draw:frame>
        <draw:frame draw:style-name="gr3" draw:layer="layout" svg:width="7.131cm" svg:height="0.963cm" svg:x="8.99cm" svg:y="14.137cm">
          <draw:text-box>
            <text:p>Parser json data to csv </text:p>
          </draw:text-box>
        </draw:frame>
        <draw:frame draw:style-name="gr3" draw:layer="layout" svg:width="8.215cm" svg:height="1.437cm" svg:x="8.969cm" svg:y="16.437cm">
          <draw:text-box>
            <text:p>Load data to oracle <text:s/>“sqlldr”<text:line-break/><text:span text:style-name="T1">-load every 5 minute</text:span></text:p>
          </draw:text-box>
        </draw:frame>
        <draw:custom-shape draw:style-name="gr7" draw:text-style-name="P1" draw:layer="layout" svg:width="4.9cm" svg:height="2.1cm" svg:x="2.8cm" svg:y="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4.9cm" svg:height="2.1cm" svg:x="2.8cm" svg:y="2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4.9cm" svg:height="2.1cm" svg:x="2.8cm" svg:y="2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5.2cm" svg:y1="19.3cm" svg:x2="5.2cm" svg:y2="22cm">
          <text:p/>
        </draw:line>
        <draw:frame draw:style-name="gr8" draw:layer="layout" svg:width="8.118cm" svg:height="3.316cm" svg:x="9.138cm" svg:y="22.5cm">
          <draw:text-box>
            <text:p>Database : NRTSTGAPPO<text:line-break/><text:span text:style-name="T2">-TGW_CCP</text:span></text:p>
            <text:p><text:span text:style-name="T2">-TGW_AA</text:span></text:p>
            <text:p/>
          </draw:text-box>
        </draw:frame>
        <draw:custom-shape draw:style-name="gr9" draw:text-style-name="P4" draw:layer="layout" svg:width="5.9cm" svg:height="1cm" svg:x="13.2cm" svg:y="10.3cm">
          <text:p text:style-name="P1"><text:span text:style-name="T3">Config:</text:span><text:span text:style-name="T3"><text:line-break/></text:span><text:span text:style-name="T3">TOPIC_{NAME}.in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Cordia New'" style:font-family-generic-complex="system" style:font-pitch-complex="variable" style:font-size-complex="24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29:05.93</meta:creation-date>
    <dc:date>2017-10-30T15:48:26.47</dc:date>
    <meta:editing-duration>PT10M23S</meta:editing-duration>
    <meta:editing-cycles>6</meta:editing-cycles>
    <meta:generator>LibreOffice/3.6$Windows_x86 LibreOffice_project/f969faf-c24b504-8c77064-174276e-40b382</meta:generator>
    <meta:document-statistic meta:object-count="18"/>
  </office:meta>
</office:document-meta>
</file>